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0469in" svg:height="3.4012in" svg:x="6.298in" svg:y="1.95in">
            <draw:object draw:notify-on-update-of-ranges="Sheet1.E1:Sheet1.E1 Sheet1.E2:Sheet1.E9 Sheet1.G1:Sheet1.G1 Sheet1.G2:Sheet1.G9 Sheet1.I1:Sheet1.I1 Sheet1.I3:Sheet1.I9 Sheet1.E2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0142in" svg:y="9.2917in">
            <draw:object draw:notify-on-update-of-ranges="Sheet1.A58:Sheet1.A58 Sheet1.A59:Sheet1.A134 Sheet1.B58:Sheet1.B58 Sheet1.B59:Sheet1.B1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Lp.</text:p>
          </table:table-cell>
          <table:table-cell office:value-type="string" calcext:value-type="string">
            <text:p>T*2</text:p>
          </table:table-cell>
          <table:table-cell office:value-type="string" calcext:value-type="string">
            <text:p>jakieś odchylenie</text:p>
          </table:table-cell>
          <table:table-cell/>
          <table:table-cell office:value-type="string" calcext:value-type="string">
            <text:p>przedziały (\sigma)</text:p>
          </table:table-cell>
          <table:table-cell office:value-type="string" calcext:value-type="string">
            <text:p>częstość (frequency)</text:p>
          </table:table-cell>
          <table:table-cell office:value-type="string" calcext:value-type="string">
            <text:p>prawdopodobieńśtwo</text:p>
          </table:table-cell>
          <table:table-cell table:number-columns-repeated="2"/>
          <table:table-cell office:value-type="string" calcext:value-type="string">
            <text:p>Hi^2</text:p>
          </table:table-cell>
          <table:table-cell office:value-type="string" calcext:value-type="string">
            <text:p>l=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NORM.INV(RAND();AVERAGE([.$B$2:.$B$51]);STDEV([.$B$2:.$B$51]))" office:value-type="float" office:value="2.38344196699069" calcext:value-type="float">
            <text:p>2.38344196699069</text:p>
          </table:table-cell>
          <table:table-cell/>
          <table:table-cell table:formula="of:=MIN([.$B$2:.$B$51])+([.A2]-1)*[.$B$54]" office:value-type="float" office:value="2" calcext:value-type="float">
            <text:p>2</text:p>
          </table:table-cell>
          <table:table-cell table:number-matrix-columns-spanned="1" table:number-matrix-rows-spanned="9" table:formula="of:=FREQUENCY([.B2:.B51];[.E2:.E9])" office:value-type="float" office:value="1" calcext:value-type="float">
            <text:p>1</text:p>
          </table:table-cell>
          <table:table-cell table:formula="of:=[.F2]/50" office:value-type="float" office:value="0.02" calcext:value-type="float">
            <text:p>0.02</text:p>
          </table:table-cell>
          <table:table-cell table:number-matrix-columns-spanned="1" table:number-matrix-rows-spanned="9" table:formula="of:=FREQUENCY([.C2:.C51];[.E2:.E9])" office:value-type="float" office:value="0" calcext:value-type="float">
            <text:p>0</text:p>
          </table:table-cell>
          <table:table-cell table:formula="of:=[.H2]/50" office:value-type="float" office:value="0" calcext:value-type="float">
            <text:p>0</text:p>
          </table:table-cell>
          <table:table-cell table:formula="of:=IF([.H2]=0;0;(([.F2]-[.H2])^2/[.H2]))" office:value-type="float" office:value="0" calcext:value-type="float">
            <text:p>0</text:p>
          </table:table-cell>
          <table:table-cell office:value-type="string" calcext:value-type="string">
            <text:p>k=</text:p>
          </table:table-cell>
          <table:table-cell table:formula="of:=8-1-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table:formula="of:=COM.MICROSOFT.NORM.INV(RAND();AVERAGE([.$B$2:.$B$51]);STDEV([.$B$2:.$B$51]))" office:value-type="float" office:value="2.45455728059752" calcext:value-type="float">
            <text:p>2.45455728059752</text:p>
          </table:table-cell>
          <table:table-cell/>
          <table:table-cell table:formula="of:=MIN([.$B$2:.$B$51])+([.A3]-1)*[.$B$54]" office:value-type="float" office:value="2.08485281374239" calcext:value-type="float">
            <text:p>2.08485281374239</text:p>
          </table:table-cell>
          <table:table-cell office:value-type="float" office:value="1" calcext:value-type="float">
            <text:p>1</text:p>
          </table:table-cell>
          <table:table-cell table:formula="of:=[.F3]/50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H3]/50" office:value-type="float" office:value="0" calcext:value-type="float">
            <text:p>0</text:p>
          </table:table-cell>
          <table:table-cell table:formula="of:=IF([.H3]=0;0;(([.F3]-[.H3])^2/[.H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3" calcext:value-type="float">
            <text:p>2.13</text:p>
          </table:table-cell>
          <table:table-cell table:formula="of:=COM.MICROSOFT.NORM.INV(RAND();AVERAGE([.$B$2:.$B$51]);STDEV([.$B$2:.$B$51]))" office:value-type="float" office:value="2.28820065230297" calcext:value-type="float">
            <text:p>2.28820065230297</text:p>
          </table:table-cell>
          <table:table-cell/>
          <table:table-cell table:formula="of:=MIN([.$B$2:.$B$51])+([.A4]-1)*[.$B$54]" office:value-type="float" office:value="2.16970562748477" calcext:value-type="float">
            <text:p>2.16970562748477</text:p>
          </table:table-cell>
          <table:table-cell office:value-type="float" office:value="3" calcext:value-type="float">
            <text:p>3</text:p>
          </table:table-cell>
          <table:table-cell table:formula="of:=[.F4]/50"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formula="of:=[.H4]/50" office:value-type="float" office:value="0.08" calcext:value-type="float">
            <text:p>0.08</text:p>
          </table:table-cell>
          <table:table-cell table:formula="of:=IF([.H4]=0;0;(([.F4]-[.H4])^2/[.H4]))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table:formula="of:=COM.MICROSOFT.NORM.INV(RAND();AVERAGE([.$B$2:.$B$51]);STDEV([.$B$2:.$B$51]))" office:value-type="float" office:value="2.27890708312657" calcext:value-type="float">
            <text:p>2.27890708312657</text:p>
          </table:table-cell>
          <table:table-cell/>
          <table:table-cell table:formula="of:=MIN([.$B$2:.$B$51])+([.A5]-1)*[.$B$54]" office:value-type="float" office:value="2.25455844122716" calcext:value-type="float">
            <text:p>2.25455844122716</text:p>
          </table:table-cell>
          <table:table-cell office:value-type="float" office:value="15" calcext:value-type="float">
            <text:p>15</text:p>
          </table:table-cell>
          <table:table-cell table:formula="of:=[.F5]/50"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table:formula="of:=[.H5]/50" office:value-type="float" office:value="0.22" calcext:value-type="float">
            <text:p>0.22</text:p>
          </table:table-cell>
          <table:table-cell table:formula="of:=IF([.H5]=0;0;(([.F5]-[.H5])^2/[.H5]))" office:value-type="float" office:value="1.45454545454545" calcext:value-type="float">
            <text:p>1.4545454545454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6" calcext:value-type="float">
            <text:p>2.16</text:p>
          </table:table-cell>
          <table:table-cell table:formula="of:=COM.MICROSOFT.NORM.INV(RAND();AVERAGE([.$B$2:.$B$51]);STDEV([.$B$2:.$B$51]))" office:value-type="float" office:value="2.24789048280019" calcext:value-type="float">
            <text:p>2.24789048280019</text:p>
          </table:table-cell>
          <table:table-cell/>
          <table:table-cell table:formula="of:=MIN([.$B$2:.$B$51])+([.A6]-1)*[.$B$54]" office:value-type="float" office:value="2.33941125496954" calcext:value-type="float">
            <text:p>2.33941125496954</text:p>
          </table:table-cell>
          <table:table-cell office:value-type="float" office:value="12" calcext:value-type="float">
            <text:p>12</text:p>
          </table:table-cell>
          <table:table-cell table:formula="of:=[.F6]/50" office:value-type="float" office:value="0.24" calcext:value-type="float">
            <text:p>0.24</text:p>
          </table:table-cell>
          <table:table-cell office:value-type="float" office:value="17" calcext:value-type="float">
            <text:p>17</text:p>
          </table:table-cell>
          <table:table-cell table:formula="of:=[.H6]/50" office:value-type="float" office:value="0.34" calcext:value-type="float">
            <text:p>0.34</text:p>
          </table:table-cell>
          <table:table-cell table:formula="of:=IF([.H6]=0;0;(([.F6]-[.H6])^2/[.H6]))" office:value-type="float" office:value="1.47058823529412" calcext:value-type="float">
            <text:p>1.470588235294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7" calcext:value-type="float">
            <text:p>2.17</text:p>
          </table:table-cell>
          <table:table-cell table:formula="of:=COM.MICROSOFT.NORM.INV(RAND();AVERAGE([.$B$2:.$B$51]);STDEV([.$B$2:.$B$51]))" office:value-type="float" office:value="2.27936980829038" calcext:value-type="float">
            <text:p>2.27936980829038</text:p>
          </table:table-cell>
          <table:table-cell/>
          <table:table-cell table:formula="of:=MIN([.$B$2:.$B$51])+([.A7]-1)*[.$B$54]" office:value-type="float" office:value="2.42426406871193" calcext:value-type="float">
            <text:p>2.42426406871193</text:p>
          </table:table-cell>
          <table:table-cell office:value-type="float" office:value="14" calcext:value-type="float">
            <text:p>14</text:p>
          </table:table-cell>
          <table:table-cell table:formula="of:=[.F7]/50" office:value-type="float" office:value="0.28" calcext:value-type="float">
            <text:p>0.28</text:p>
          </table:table-cell>
          <table:table-cell office:value-type="float" office:value="11" calcext:value-type="float">
            <text:p>11</text:p>
          </table:table-cell>
          <table:table-cell table:formula="of:=[.H7]/50" office:value-type="float" office:value="0.22" calcext:value-type="float">
            <text:p>0.22</text:p>
          </table:table-cell>
          <table:table-cell table:formula="of:=IF([.H7]=0;0;(([.F7]-[.H7])^2/[.H7]))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7" calcext:value-type="float">
            <text:p>2.17</text:p>
          </table:table-cell>
          <table:table-cell table:formula="of:=COM.MICROSOFT.NORM.INV(RAND();AVERAGE([.$B$2:.$B$51]);STDEV([.$B$2:.$B$51]))" office:value-type="float" office:value="2.22965921101279" calcext:value-type="float">
            <text:p>2.22965921101279</text:p>
          </table:table-cell>
          <table:table-cell/>
          <table:table-cell table:formula="of:=MIN([.$B$2:.$B$51])+([.A8]-1)*[.$B$54]" office:value-type="float" office:value="2.50911688245431" calcext:value-type="float">
            <text:p>2.50911688245431</text:p>
          </table:table-cell>
          <table:table-cell office:value-type="float" office:value="3" calcext:value-type="float">
            <text:p>3</text:p>
          </table:table-cell>
          <table:table-cell table:formula="of:=[.F8]/50"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formula="of:=[.H8]/50" office:value-type="float" office:value="0.08" calcext:value-type="float">
            <text:p>0.08</text:p>
          </table:table-cell>
          <table:table-cell table:formula="of:=IF([.H8]=0;0;(([.F8]-[.H8])^2/[.H8]))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table:formula="of:=COM.MICROSOFT.NORM.INV(RAND();AVERAGE([.$B$2:.$B$51]);STDEV([.$B$2:.$B$51]))" office:value-type="float" office:value="2.29866864106362" calcext:value-type="float">
            <text:p>2.29866864106362</text:p>
          </table:table-cell>
          <table:table-cell/>
          <table:table-cell table:formula="of:=MAX([.$B$2:.$B$51])"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formula="of:=[.F9]/50"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formula="of:=[.H9]/50" office:value-type="float" office:value="0.06" calcext:value-type="float">
            <text:p>0.06</text:p>
          </table:table-cell>
          <table:table-cell table:formula="of:=IF([.H9]=0;0;(([.F9]-[.H9])^2/[.H9]))" office:value-type="float" office:value="1.33333333333333" calcext:value-type="float">
            <text:p>1.33333333333333</text:p>
          </table:table-cell>
          <table:table-cell/>
          <table:table-cell office:value-type="string" calcext:value-type="string">
            <text:p>tablicowa: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.2</text:p>
          </table:table-cell>
          <table:table-cell table:formula="of:=COM.MICROSOFT.NORM.INV(RAND();AVERAGE([.$B$2:.$B$51]);STDEV([.$B$2:.$B$51]))" office:value-type="float" office:value="2.10944203804911" calcext:value-type="float">
            <text:p>2.10944203804911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J2:.J9])" office:value-type="float" office:value="5.57664884135472" calcext:value-type="float">
            <text:p>5.57664884135472</text:p>
          </table:table-cell>
          <table:table-cell/>
          <table:table-cell table:formula="of:=LEGACY.CHIINV(0.05;[.L2])" office:value-type="float" office:value="11.0704976935164" calcext:value-type="float">
            <text:p>11.0704976935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1" calcext:value-type="float">
            <text:p>2.21</text:p>
          </table:table-cell>
          <table:table-cell table:formula="of:=COM.MICROSOFT.NORM.INV(RAND();AVERAGE([.$B$2:.$B$51]);STDEV([.$B$2:.$B$51]))" office:value-type="float" office:value="2.56765054418406" calcext:value-type="float">
            <text:p>2.5676505441840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2" calcext:value-type="float">
            <text:p>2.22</text:p>
          </table:table-cell>
          <table:table-cell table:formula="of:=COM.MICROSOFT.NORM.INV(RAND();AVERAGE([.$B$2:.$B$51]);STDEV([.$B$2:.$B$51]))" office:value-type="float" office:value="2.1826914271379" calcext:value-type="float">
            <text:p>2.182691427137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2" calcext:value-type="float">
            <text:p>2.22</text:p>
          </table:table-cell>
          <table:table-cell table:formula="of:=COM.MICROSOFT.NORM.INV(RAND();AVERAGE([.$B$2:.$B$51]);STDEV([.$B$2:.$B$51]))" office:value-type="float" office:value="2.33188499567415" calcext:value-type="float">
            <text:p>2.3318849956741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2" calcext:value-type="float">
            <text:p>2.22</text:p>
          </table:table-cell>
          <table:table-cell table:formula="of:=COM.MICROSOFT.NORM.INV(RAND();AVERAGE([.$B$2:.$B$51]);STDEV([.$B$2:.$B$51]))" office:value-type="float" office:value="2.24640069089224" calcext:value-type="float">
            <text:p>2.2464006908922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3" calcext:value-type="float">
            <text:p>2.23</text:p>
          </table:table-cell>
          <table:table-cell table:formula="of:=COM.MICROSOFT.NORM.INV(RAND();AVERAGE([.$B$2:.$B$51]);STDEV([.$B$2:.$B$51]))" office:value-type="float" office:value="2.31997563300706" calcext:value-type="float">
            <text:p>2.3199756330070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3" calcext:value-type="float">
            <text:p>2.23</text:p>
          </table:table-cell>
          <table:table-cell table:formula="of:=COM.MICROSOFT.NORM.INV(RAND();AVERAGE([.$B$2:.$B$51]);STDEV([.$B$2:.$B$51]))" office:value-type="float" office:value="2.36686033462015" calcext:value-type="float">
            <text:p>2.366860334620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3" calcext:value-type="float">
            <text:p>2.23</text:p>
          </table:table-cell>
          <table:table-cell table:formula="of:=COM.MICROSOFT.NORM.INV(RAND();AVERAGE([.$B$2:.$B$51]);STDEV([.$B$2:.$B$51]))" office:value-type="float" office:value="2.26295248777456" calcext:value-type="float">
            <text:p>2.2629524877745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4" calcext:value-type="float">
            <text:p>2.24</text:p>
          </table:table-cell>
          <table:table-cell table:formula="of:=COM.MICROSOFT.NORM.INV(RAND();AVERAGE([.$B$2:.$B$51]);STDEV([.$B$2:.$B$51]))" office:value-type="float" office:value="2.41303228250295" calcext:value-type="float">
            <text:p>2.4130322825029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table:formula="of:=COM.MICROSOFT.NORM.INV(RAND();AVERAGE([.$B$2:.$B$51]);STDEV([.$B$2:.$B$51]))" office:value-type="float" office:value="2.31619528181622" calcext:value-type="float">
            <text:p>2.3161952818162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25" calcext:value-type="float">
            <text:p>2.25</text:p>
          </table:table-cell>
          <table:table-cell table:formula="of:=COM.MICROSOFT.NORM.INV(RAND();AVERAGE([.$B$2:.$B$51]);STDEV([.$B$2:.$B$51]))" office:value-type="float" office:value="2.17509462575441" calcext:value-type="float">
            <text:p>2.1750946257544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5" calcext:value-type="float">
            <text:p>2.25</text:p>
          </table:table-cell>
          <table:table-cell table:formula="of:=COM.MICROSOFT.NORM.INV(RAND();AVERAGE([.$B$2:.$B$51]);STDEV([.$B$2:.$B$51]))" office:value-type="float" office:value="2.34196563945456" calcext:value-type="float">
            <text:p>2.34196563945456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6" calcext:value-type="float">
            <text:p>2.26</text:p>
          </table:table-cell>
          <table:table-cell table:formula="of:=COM.MICROSOFT.NORM.INV(RAND();AVERAGE([.$B$2:.$B$51]);STDEV([.$B$2:.$B$51]))" office:value-type="float" office:value="2.33317101450287" calcext:value-type="float">
            <text:p>2.33317101450287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6" calcext:value-type="float">
            <text:p>2.26</text:p>
          </table:table-cell>
          <table:table-cell table:formula="of:=COM.MICROSOFT.NORM.INV(RAND();AVERAGE([.$B$2:.$B$51]);STDEV([.$B$2:.$B$51]))" office:value-type="float" office:value="2.31634056480659" calcext:value-type="float">
            <text:p>2.31634056480659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26" calcext:value-type="float">
            <text:p>2.26</text:p>
          </table:table-cell>
          <table:table-cell table:formula="of:=COM.MICROSOFT.NORM.INV(RAND();AVERAGE([.$B$2:.$B$51]);STDEV([.$B$2:.$B$51]))" office:value-type="float" office:value="2.18649946808842" calcext:value-type="float">
            <text:p>2.1864994680884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27" calcext:value-type="float">
            <text:p>2.27</text:p>
          </table:table-cell>
          <table:table-cell table:formula="of:=COM.MICROSOFT.NORM.INV(RAND();AVERAGE([.$B$2:.$B$51]);STDEV([.$B$2:.$B$51]))" office:value-type="float" office:value="2.35322153622693" calcext:value-type="float">
            <text:p>2.3532215362269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8" calcext:value-type="float">
            <text:p>2.28</text:p>
          </table:table-cell>
          <table:table-cell table:formula="of:=COM.MICROSOFT.NORM.INV(RAND();AVERAGE([.$B$2:.$B$51]);STDEV([.$B$2:.$B$51]))" office:value-type="float" office:value="2.30574970129429" calcext:value-type="float">
            <text:p>2.30574970129429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28" calcext:value-type="float">
            <text:p>2.28</text:p>
          </table:table-cell>
          <table:table-cell table:formula="of:=COM.MICROSOFT.NORM.INV(RAND();AVERAGE([.$B$2:.$B$51]);STDEV([.$B$2:.$B$51]))" office:value-type="float" office:value="2.27950853398858" calcext:value-type="float">
            <text:p>2.27950853398858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29" calcext:value-type="float">
            <text:p>2.29</text:p>
          </table:table-cell>
          <table:table-cell table:formula="of:=COM.MICROSOFT.NORM.INV(RAND();AVERAGE([.$B$2:.$B$51]);STDEV([.$B$2:.$B$51]))" office:value-type="float" office:value="2.17910762409069" calcext:value-type="float">
            <text:p>2.1791076240906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.3</text:p>
          </table:table-cell>
          <table:table-cell table:formula="of:=COM.MICROSOFT.NORM.INV(RAND();AVERAGE([.$B$2:.$B$51]);STDEV([.$B$2:.$B$51]))" office:value-type="float" office:value="2.2538605591335" calcext:value-type="float">
            <text:p>2.2538605591335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.3</text:p>
          </table:table-cell>
          <table:table-cell table:formula="of:=COM.MICROSOFT.NORM.INV(RAND();AVERAGE([.$B$2:.$B$51]);STDEV([.$B$2:.$B$51]))" office:value-type="float" office:value="2.37413373145332" calcext:value-type="float">
            <text:p>2.3741337314533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32" calcext:value-type="float">
            <text:p>2.32</text:p>
          </table:table-cell>
          <table:table-cell table:formula="of:=COM.MICROSOFT.NORM.INV(RAND();AVERAGE([.$B$2:.$B$51]);STDEV([.$B$2:.$B$51]))" office:value-type="float" office:value="2.52556216028776" calcext:value-type="float">
            <text:p>2.52556216028776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33" calcext:value-type="float">
            <text:p>2.33</text:p>
          </table:table-cell>
          <table:table-cell table:formula="of:=COM.MICROSOFT.NORM.INV(RAND();AVERAGE([.$B$2:.$B$51]);STDEV([.$B$2:.$B$51]))" office:value-type="float" office:value="2.23516525117585" calcext:value-type="float">
            <text:p>2.23516525117585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33" calcext:value-type="float">
            <text:p>2.33</text:p>
          </table:table-cell>
          <table:table-cell table:formula="of:=COM.MICROSOFT.NORM.INV(RAND();AVERAGE([.$B$2:.$B$51]);STDEV([.$B$2:.$B$51]))" office:value-type="float" office:value="2.1708724018386" calcext:value-type="float">
            <text:p>2.1708724018386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37" calcext:value-type="float">
            <text:p>2.37</text:p>
          </table:table-cell>
          <table:table-cell table:formula="of:=COM.MICROSOFT.NORM.INV(RAND();AVERAGE([.$B$2:.$B$51]);STDEV([.$B$2:.$B$51]))" office:value-type="float" office:value="2.26578333441751" calcext:value-type="float">
            <text:p>2.2657833344175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.37</text:p>
          </table:table-cell>
          <table:table-cell table:formula="of:=COM.MICROSOFT.NORM.INV(RAND();AVERAGE([.$B$2:.$B$51]);STDEV([.$B$2:.$B$51]))" office:value-type="float" office:value="2.47702278618962" calcext:value-type="float">
            <text:p>2.4770227861896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37" calcext:value-type="float">
            <text:p>2.37</text:p>
          </table:table-cell>
          <table:table-cell table:formula="of:=COM.MICROSOFT.NORM.INV(RAND();AVERAGE([.$B$2:.$B$51]);STDEV([.$B$2:.$B$51]))" office:value-type="float" office:value="2.42269157647523" calcext:value-type="float">
            <text:p>2.42269157647523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37" calcext:value-type="float">
            <text:p>2.37</text:p>
          </table:table-cell>
          <table:table-cell table:formula="of:=COM.MICROSOFT.NORM.INV(RAND();AVERAGE([.$B$2:.$B$51]);STDEV([.$B$2:.$B$51]))" office:value-type="float" office:value="2.28660489034232" calcext:value-type="float">
            <text:p>2.28660489034232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38" calcext:value-type="float">
            <text:p>2.38</text:p>
          </table:table-cell>
          <table:table-cell table:formula="of:=COM.MICROSOFT.NORM.INV(RAND();AVERAGE([.$B$2:.$B$51]);STDEV([.$B$2:.$B$51]))" office:value-type="float" office:value="2.14340293338292" calcext:value-type="float">
            <text:p>2.1434029333829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39" calcext:value-type="float">
            <text:p>2.39</text:p>
          </table:table-cell>
          <table:table-cell table:formula="of:=COM.MICROSOFT.NORM.INV(RAND();AVERAGE([.$B$2:.$B$51]);STDEV([.$B$2:.$B$51]))" office:value-type="float" office:value="2.46160617890665" calcext:value-type="float">
            <text:p>2.46160617890665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39" calcext:value-type="float">
            <text:p>2.39</text:p>
          </table:table-cell>
          <table:table-cell table:formula="of:=COM.MICROSOFT.NORM.INV(RAND();AVERAGE([.$B$2:.$B$51]);STDEV([.$B$2:.$B$51]))" office:value-type="float" office:value="2.27346791433947" calcext:value-type="float">
            <text:p>2.27346791433947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table:formula="of:=COM.MICROSOFT.NORM.INV(RAND();AVERAGE([.$B$2:.$B$51]);STDEV([.$B$2:.$B$51]))" office:value-type="float" office:value="2.31646623257811" calcext:value-type="float">
            <text:p>2.3164662325781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41" calcext:value-type="float">
            <text:p>2.41</text:p>
          </table:table-cell>
          <table:table-cell table:formula="of:=COM.MICROSOFT.NORM.INV(RAND();AVERAGE([.$B$2:.$B$51]);STDEV([.$B$2:.$B$51]))" office:value-type="float" office:value="2.53772859790527" calcext:value-type="float">
            <text:p>2.53772859790527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41" calcext:value-type="float">
            <text:p>2.41</text:p>
          </table:table-cell>
          <table:table-cell table:formula="of:=COM.MICROSOFT.NORM.INV(RAND();AVERAGE([.$B$2:.$B$51]);STDEV([.$B$2:.$B$51]))" office:value-type="float" office:value="2.35661293490147" calcext:value-type="float">
            <text:p>2.35661293490147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41" calcext:value-type="float">
            <text:p>2.41</text:p>
          </table:table-cell>
          <table:table-cell table:formula="of:=COM.MICROSOFT.NORM.INV(RAND();AVERAGE([.$B$2:.$B$51]);STDEV([.$B$2:.$B$51]))" office:value-type="float" office:value="2.35705323638332" calcext:value-type="float">
            <text:p>2.3570532363833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41" calcext:value-type="float">
            <text:p>2.41</text:p>
          </table:table-cell>
          <table:table-cell table:formula="of:=COM.MICROSOFT.NORM.INV(RAND();AVERAGE([.$B$2:.$B$51]);STDEV([.$B$2:.$B$51]))" office:value-type="float" office:value="2.44414027536932" calcext:value-type="float">
            <text:p>2.4441402753693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42" calcext:value-type="float">
            <text:p>2.42</text:p>
          </table:table-cell>
          <table:table-cell table:formula="of:=COM.MICROSOFT.NORM.INV(RAND();AVERAGE([.$B$2:.$B$51]);STDEV([.$B$2:.$B$51]))" office:value-type="float" office:value="2.27763919033301" calcext:value-type="float">
            <text:p>2.27763919033301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42" calcext:value-type="float">
            <text:p>2.42</text:p>
          </table:table-cell>
          <table:table-cell table:formula="of:=COM.MICROSOFT.NORM.INV(RAND();AVERAGE([.$B$2:.$B$51]);STDEV([.$B$2:.$B$51]))" office:value-type="float" office:value="2.12210917876683" calcext:value-type="float">
            <text:p>2.12210917876683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45" calcext:value-type="float">
            <text:p>2.45</text:p>
          </table:table-cell>
          <table:table-cell table:formula="of:=COM.MICROSOFT.NORM.INV(RAND();AVERAGE([.$B$2:.$B$51]);STDEV([.$B$2:.$B$51]))" office:value-type="float" office:value="2.13235827106724" calcext:value-type="float">
            <text:p>2.13235827106724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6" calcext:value-type="float">
            <text:p>2.46</text:p>
          </table:table-cell>
          <table:table-cell table:formula="of:=COM.MICROSOFT.NORM.INV(RAND();AVERAGE([.$B$2:.$B$51]);STDEV([.$B$2:.$B$51]))" office:value-type="float" office:value="2.38123287058456" calcext:value-type="float">
            <text:p>2.38123287058456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47" calcext:value-type="float">
            <text:p>2.47</text:p>
          </table:table-cell>
          <table:table-cell table:formula="of:=COM.MICROSOFT.NORM.INV(RAND();AVERAGE([.$B$2:.$B$51]);STDEV([.$B$2:.$B$51]))" office:value-type="float" office:value="2.17633480452564" calcext:value-type="float">
            <text:p>2.1763348045256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" calcext:value-type="float">
            <text:p>2.6</text:p>
          </table:table-cell>
          <table:table-cell table:formula="of:=COM.MICROSOFT.NORM.INV(RAND();AVERAGE([.$B$2:.$B$51]);STDEV([.$B$2:.$B$51]))" office:value-type="float" office:value="2.36520303330977" calcext:value-type="float">
            <text:p>2.36520303330977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ltaT</text:p>
          </table:table-cell>
          <table:table-cell table:formula="of:=(MAX([.B2:.B51])-MIN([.B2:.B51]))/SQRT(50)" office:value-type="float" office:value="0.0848528137423857" calcext:value-type="float">
            <text:p>0.08485281374238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^2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dchylenie standardowe</text:p>
          </table:table-cell>
          <table:table-cell table:number-columns-repeated="10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COM.MICROSOFT.NORM.DIST([.A59];AVERAGE([.$B$2:.$B$51]);COM.MICROSOFT.STDEV.P([.$B$2:.$B$51]);0)" office:value-type="float" office:value="0.0323556339927965" calcext:value-type="float">
            <text:p>0.0323556339927965</text:p>
          </table:table-cell>
          <table:table-cell table:number-columns-repeated="10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formula="of:=COM.MICROSOFT.NORM.DIST([.A60];AVERAGE([.$B$2:.$B$51]);COM.MICROSOFT.STDEV.P([.$B$2:.$B$51]);0)" office:value-type="float" office:value="0.0423045752491176" calcext:value-type="float">
            <text:p>0.0423045752491176</text:p>
          </table:table-cell>
          <table:table-cell table:number-columns-repeated="10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formula="of:=COM.MICROSOFT.NORM.DIST([.A61];AVERAGE([.$B$2:.$B$51]);COM.MICROSOFT.STDEV.P([.$B$2:.$B$51]);0)" office:value-type="float" office:value="0.0548784892345271" calcext:value-type="float">
            <text:p>0.0548784892345271</text:p>
          </table:table-cell>
          <table:table-cell table:number-columns-repeated="10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formula="of:=COM.MICROSOFT.NORM.DIST([.A62];AVERAGE([.$B$2:.$B$51]);COM.MICROSOFT.STDEV.P([.$B$2:.$B$51]);0)" office:value-type="float" office:value="0.0706308346373793" calcext:value-type="float">
            <text:p>0.0706308346373793</text:p>
          </table:table-cell>
          <table:table-cell table:number-columns-repeated="10"/>
        </table:table-row>
        <table:table-row table:style-name="ro1">
          <table:table-cell office:value-type="float" office:value="1.99" calcext:value-type="float">
            <text:p>1.99</text:p>
          </table:table-cell>
          <table:table-cell table:formula="of:=COM.MICROSOFT.NORM.DIST([.A63];AVERAGE([.$B$2:.$B$51]);COM.MICROSOFT.STDEV.P([.$B$2:.$B$51]);0)" office:value-type="float" office:value="0.0901911475460445" calcext:value-type="float">
            <text:p>0.090191147546044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NORM.DIST([.A64];AVERAGE([.$B$2:.$B$51]);COM.MICROSOFT.STDEV.P([.$B$2:.$B$51]);0)" office:value-type="float" office:value="0.114264380731517" calcext:value-type="float">
            <text:p>0.114264380731517</text:p>
          </table:table-cell>
          <table:table-cell table:number-columns-repeated="10"/>
        </table:table-row>
        <table:table-row table:style-name="ro1">
          <table:table-cell office:value-type="float" office:value="2.01" calcext:value-type="float">
            <text:p>2.01</text:p>
          </table:table-cell>
          <table:table-cell table:formula="of:=COM.MICROSOFT.NORM.DIST([.A65];AVERAGE([.$B$2:.$B$51]);COM.MICROSOFT.STDEV.P([.$B$2:.$B$51]);0)" office:value-type="float" office:value="0.143626709541792" calcext:value-type="float">
            <text:p>0.143626709541792</text:p>
          </table:table-cell>
          <table:table-cell table:number-columns-repeated="10"/>
        </table:table-row>
        <table:table-row table:style-name="ro1">
          <table:table-cell office:value-type="float" office:value="2.02" calcext:value-type="float">
            <text:p>2.02</text:p>
          </table:table-cell>
          <table:table-cell table:formula="of:=COM.MICROSOFT.NORM.DIST([.A66];AVERAGE([.$B$2:.$B$51]);COM.MICROSOFT.STDEV.P([.$B$2:.$B$51]);0)" office:value-type="float" office:value="0.179117052860757" calcext:value-type="float">
            <text:p>0.179117052860757</text:p>
          </table:table-cell>
          <table:table-cell table:number-columns-repeated="10"/>
        </table:table-row>
        <table:table-row table:style-name="ro1">
          <table:table-cell office:value-type="float" office:value="2.03" calcext:value-type="float">
            <text:p>2.03</text:p>
          </table:table-cell>
          <table:table-cell table:formula="of:=COM.MICROSOFT.NORM.DIST([.A67];AVERAGE([.$B$2:.$B$51]);COM.MICROSOFT.STDEV.P([.$B$2:.$B$51]);0)" office:value-type="float" office:value="0.221623618752255" calcext:value-type="float">
            <text:p>0.221623618752255</text:p>
          </table:table-cell>
          <table:table-cell table:number-columns-repeated="10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formula="of:=COM.MICROSOFT.NORM.DIST([.A68];AVERAGE([.$B$2:.$B$51]);COM.MICROSOFT.STDEV.P([.$B$2:.$B$51]);0)" office:value-type="float" office:value="0.272064910340605" calcext:value-type="float">
            <text:p>0.272064910340605</text:p>
          </table:table-cell>
          <table:table-cell table:number-columns-repeated="10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formula="of:=COM.MICROSOFT.NORM.DIST([.A69];AVERAGE([.$B$2:.$B$51]);COM.MICROSOFT.STDEV.P([.$B$2:.$B$51]);0)" office:value-type="float" office:value="0.331364825098256" calcext:value-type="float">
            <text:p>0.331364825098256</text:p>
          </table:table-cell>
          <table:table-cell table:number-columns-repeated="10"/>
        </table:table-row>
        <table:table-row table:style-name="ro1">
          <table:table-cell office:value-type="float" office:value="2.06" calcext:value-type="float">
            <text:p>2.06</text:p>
          </table:table-cell>
          <table:table-cell table:formula="of:=COM.MICROSOFT.NORM.DIST([.A70];AVERAGE([.$B$2:.$B$51]);COM.MICROSOFT.STDEV.P([.$B$2:.$B$51]);0)" office:value-type="float" office:value="0.400421752456274" calcext:value-type="float">
            <text:p>0.400421752456274</text:p>
          </table:table-cell>
          <table:table-cell table:number-columns-repeated="10"/>
        </table:table-row>
        <table:table-row table:style-name="ro1">
          <table:table-cell office:value-type="float" office:value="2.07" calcext:value-type="float">
            <text:p>2.07</text:p>
          </table:table-cell>
          <table:table-cell table:formula="of:=COM.MICROSOFT.NORM.DIST([.A71];AVERAGE([.$B$2:.$B$51]);COM.MICROSOFT.STDEV.P([.$B$2:.$B$51]);0)" office:value-type="float" office:value="0.480071917114797" calcext:value-type="float">
            <text:p>0.480071917114797</text:p>
          </table:table-cell>
          <table:table-cell table:number-columns-repeated="10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formula="of:=COM.MICROSOFT.NORM.DIST([.A72];AVERAGE([.$B$2:.$B$51]);COM.MICROSOFT.STDEV.P([.$B$2:.$B$51]);0)" office:value-type="float" office:value="0.571047618275305" calcext:value-type="float">
            <text:p>0.571047618275305</text:p>
          </table:table-cell>
          <table:table-cell table:number-columns-repeated="10"/>
        </table:table-row>
        <table:table-row table:style-name="ro1">
          <table:table-cell office:value-type="float" office:value="2.09" calcext:value-type="float">
            <text:p>2.09</text:p>
          </table:table-cell>
          <table:table-cell table:formula="of:=COM.MICROSOFT.NORM.DIST([.A73];AVERAGE([.$B$2:.$B$51]);COM.MICROSOFT.STDEV.P([.$B$2:.$B$51]);0)" office:value-type="float" office:value="0.673931460369253" calcext:value-type="float">
            <text:p>0.673931460369253</text:p>
          </table:table-cell>
          <table:table-cell table:number-columns-repeated="10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COM.MICROSOFT.NORM.DIST([.A74];AVERAGE([.$B$2:.$B$51]);COM.MICROSOFT.STDEV.P([.$B$2:.$B$51]);0)" office:value-type="float" office:value="0.789108133326151" calcext:value-type="float">
            <text:p>0.789108133326151</text:p>
          </table:table-cell>
          <table:table-cell table:number-columns-repeated="10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formula="of:=COM.MICROSOFT.NORM.DIST([.A75];AVERAGE([.$B$2:.$B$51]);COM.MICROSOFT.STDEV.P([.$B$2:.$B$51]);0)" office:value-type="float" office:value="0.91671574789719" calcext:value-type="float">
            <text:p>0.91671574789719</text:p>
          </table:table-cell>
          <table:table-cell table:number-columns-repeated="10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formula="of:=COM.MICROSOFT.NORM.DIST([.A76];AVERAGE([.$B$2:.$B$51]);COM.MICROSOFT.STDEV.P([.$B$2:.$B$51]);0)" office:value-type="float" office:value="1.05659912685408" calcext:value-type="float">
            <text:p>1.05659912685408</text:p>
          </table:table-cell>
          <table:table-cell table:number-columns-repeated="10"/>
        </table:table-row>
        <table:table-row table:style-name="ro1">
          <table:table-cell office:value-type="float" office:value="2.13" calcext:value-type="float">
            <text:p>2.13</text:p>
          </table:table-cell>
          <table:table-cell table:formula="of:=COM.MICROSOFT.NORM.DIST([.A77];AVERAGE([.$B$2:.$B$51]);COM.MICROSOFT.STDEV.P([.$B$2:.$B$51]);0)" office:value-type="float" office:value="1.20826775627212" calcext:value-type="float">
            <text:p>1.20826775627212</text:p>
          </table:table-cell>
          <table:table-cell table:number-columns-repeated="10"/>
        </table:table-row>
        <table:table-row table:style-name="ro1">
          <table:table-cell office:value-type="float" office:value="2.14" calcext:value-type="float">
            <text:p>2.14</text:p>
          </table:table-cell>
          <table:table-cell table:formula="of:=COM.MICROSOFT.NORM.DIST([.A78];AVERAGE([.$B$2:.$B$51]);COM.MICROSOFT.STDEV.P([.$B$2:.$B$51]);0)" office:value-type="float" office:value="1.37086127349618" calcext:value-type="float">
            <text:p>1.37086127349618</text:p>
          </table:table-cell>
          <table:table-cell table:number-columns-repeated="10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formula="of:=COM.MICROSOFT.NORM.DIST([.A79];AVERAGE([.$B$2:.$B$51]);COM.MICROSOFT.STDEV.P([.$B$2:.$B$51]);0)" office:value-type="float" office:value="1.54312537508118" calcext:value-type="float">
            <text:p>1.54312537508118</text:p>
          </table:table-cell>
          <table:table-cell table:number-columns-repeated="10"/>
        </table:table-row>
        <table:table-row table:style-name="ro1">
          <table:table-cell office:value-type="float" office:value="2.16" calcext:value-type="float">
            <text:p>2.16</text:p>
          </table:table-cell>
          <table:table-cell table:formula="of:=COM.MICROSOFT.NORM.DIST([.A80];AVERAGE([.$B$2:.$B$51]);COM.MICROSOFT.STDEV.P([.$B$2:.$B$51]);0)" office:value-type="float" office:value="1.72340084261968" calcext:value-type="float">
            <text:p>1.72340084261968</text:p>
          </table:table-cell>
          <table:table-cell table:number-columns-repeated="10"/>
        </table:table-row>
        <table:table-row table:style-name="ro1">
          <table:table-cell office:value-type="float" office:value="2.17" calcext:value-type="float">
            <text:p>2.17</text:p>
          </table:table-cell>
          <table:table-cell table:formula="of:=COM.MICROSOFT.NORM.DIST([.A81];AVERAGE([.$B$2:.$B$51]);COM.MICROSOFT.STDEV.P([.$B$2:.$B$51]);0)" office:value-type="float" office:value="1.90962799257594" calcext:value-type="float">
            <text:p>1.90962799257594</text:p>
          </table:table-cell>
          <table:table-cell table:number-columns-repeated="10"/>
        </table:table-row>
        <table:table-row table:style-name="ro1">
          <table:table-cell office:value-type="float" office:value="2.18" calcext:value-type="float">
            <text:p>2.18</text:p>
          </table:table-cell>
          <table:table-cell table:formula="of:=COM.MICROSOFT.NORM.DIST([.A82];AVERAGE([.$B$2:.$B$51]);COM.MICROSOFT.STDEV.P([.$B$2:.$B$51]);0)" office:value-type="float" office:value="2.09936825882161" calcext:value-type="float">
            <text:p>2.09936825882161</text:p>
          </table:table-cell>
          <table:table-cell table:number-columns-repeated="10"/>
        </table:table-row>
        <table:table-row table:style-name="ro1">
          <table:table-cell office:value-type="float" office:value="2.19" calcext:value-type="float">
            <text:p>2.19</text:p>
          </table:table-cell>
          <table:table-cell table:formula="of:=COM.MICROSOFT.NORM.DIST([.A83];AVERAGE([.$B$2:.$B$51]);COM.MICROSOFT.STDEV.P([.$B$2:.$B$51]);0)" office:value-type="float" office:value="2.28984383142489" calcext:value-type="float">
            <text:p>2.28984383142489</text:p>
          </table:table-cell>
          <table:table-cell table:number-columns-repeated="10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COM.MICROSOFT.NORM.DIST([.A84];AVERAGE([.$B$2:.$B$51]);COM.MICROSOFT.STDEV.P([.$B$2:.$B$51]);0)" office:value-type="float" office:value="2.47799533801938" calcext:value-type="float">
            <text:p>2.47799533801938</text:p>
          </table:table-cell>
          <table:table-cell table:number-columns-repeated="10"/>
        </table:table-row>
        <table:table-row table:style-name="ro1">
          <table:table-cell office:value-type="float" office:value="2.21" calcext:value-type="float">
            <text:p>2.21</text:p>
          </table:table-cell>
          <table:table-cell table:formula="of:=COM.MICROSOFT.NORM.DIST([.A85];AVERAGE([.$B$2:.$B$51]);COM.MICROSOFT.STDEV.P([.$B$2:.$B$51]);0)" office:value-type="float" office:value="2.66055651703361" calcext:value-type="float">
            <text:p>2.66055651703361</text:p>
          </table:table-cell>
          <table:table-cell table:number-columns-repeated="10"/>
        </table:table-row>
        <table:table-row table:style-name="ro1">
          <table:table-cell office:value-type="float" office:value="2.22" calcext:value-type="float">
            <text:p>2.22</text:p>
          </table:table-cell>
          <table:table-cell table:formula="of:=COM.MICROSOFT.NORM.DIST([.A86];AVERAGE([.$B$2:.$B$51]);COM.MICROSOFT.STDEV.P([.$B$2:.$B$51]);0)" office:value-type="float" office:value="2.83414376124032" calcext:value-type="float">
            <text:p>2.83414376124032</text:p>
          </table:table-cell>
          <table:table-cell table:number-columns-repeated="10"/>
        </table:table-row>
        <table:table-row table:style-name="ro1">
          <table:table-cell office:value-type="float" office:value="2.23" calcext:value-type="float">
            <text:p>2.23</text:p>
          </table:table-cell>
          <table:table-cell table:formula="of:=COM.MICROSOFT.NORM.DIST([.A87];AVERAGE([.$B$2:.$B$51]);COM.MICROSOFT.STDEV.P([.$B$2:.$B$51]);0)" office:value-type="float" office:value="2.99535738079581" calcext:value-type="float">
            <text:p>2.99535738079581</text:p>
          </table:table-cell>
          <table:table-cell table:number-columns-repeated="10"/>
        </table:table-row>
        <table:table-row table:style-name="ro1">
          <table:table-cell office:value-type="float" office:value="2.24" calcext:value-type="float">
            <text:p>2.24</text:p>
          </table:table-cell>
          <table:table-cell table:formula="of:=COM.MICROSOFT.NORM.DIST([.A88];AVERAGE([.$B$2:.$B$51]);COM.MICROSOFT.STDEV.P([.$B$2:.$B$51]);0)" office:value-type="float" office:value="3.1408905259115" calcext:value-type="float">
            <text:p>3.1408905259115</text:p>
          </table:table-cell>
          <table:table-cell table:number-columns-repeated="10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COM.MICROSOFT.NORM.DIST([.A89];AVERAGE([.$B$2:.$B$51]);COM.MICROSOFT.STDEV.P([.$B$2:.$B$51]);0)" office:value-type="float" office:value="3.26764099595702" calcext:value-type="float">
            <text:p>3.26764099595702</text:p>
          </table:table-cell>
          <table:table-cell table:number-columns-repeated="10"/>
        </table:table-row>
        <table:table-row table:style-name="ro1">
          <table:table-cell office:value-type="float" office:value="2.26" calcext:value-type="float">
            <text:p>2.26</text:p>
          </table:table-cell>
          <table:table-cell table:formula="of:=COM.MICROSOFT.NORM.DIST([.A90];AVERAGE([.$B$2:.$B$51]);COM.MICROSOFT.STDEV.P([.$B$2:.$B$51]);0)" office:value-type="float" office:value="3.37282070932081" calcext:value-type="float">
            <text:p>3.37282070932081</text:p>
          </table:table-cell>
          <table:table-cell table:number-columns-repeated="10"/>
        </table:table-row>
        <table:table-row table:style-name="ro1">
          <table:table-cell office:value-type="float" office:value="2.27" calcext:value-type="float">
            <text:p>2.27</text:p>
          </table:table-cell>
          <table:table-cell table:formula="of:=COM.MICROSOFT.NORM.DIST([.A91];AVERAGE([.$B$2:.$B$51]);COM.MICROSOFT.STDEV.P([.$B$2:.$B$51]);0)" office:value-type="float" office:value="3.45405746523022" calcext:value-type="float">
            <text:p>3.45405746523022</text:p>
          </table:table-cell>
          <table:table-cell table:number-columns-repeated="10"/>
        </table:table-row>
        <table:table-row table:style-name="ro1">
          <table:table-cell office:value-type="float" office:value="2.28" calcext:value-type="float">
            <text:p>2.28</text:p>
          </table:table-cell>
          <table:table-cell table:formula="of:=COM.MICROSOFT.NORM.DIST([.A92];AVERAGE([.$B$2:.$B$51]);COM.MICROSOFT.STDEV.P([.$B$2:.$B$51]);0)" office:value-type="float" office:value="3.5094838214564" calcext:value-type="float">
            <text:p>3.5094838214564</text:p>
          </table:table-cell>
          <table:table-cell table:number-columns-repeated="10"/>
        </table:table-row>
        <table:table-row table:style-name="ro1">
          <table:table-cell office:value-type="float" office:value="2.29" calcext:value-type="float">
            <text:p>2.29</text:p>
          </table:table-cell>
          <table:table-cell table:formula="of:=COM.MICROSOFT.NORM.DIST([.A93];AVERAGE([.$B$2:.$B$51]);COM.MICROSOFT.STDEV.P([.$B$2:.$B$51]);0)" office:value-type="float" office:value="3.53780844144658" calcext:value-type="float">
            <text:p>3.53780844144658</text:p>
          </table:table-cell>
          <table:table-cell table:number-columns-repeated="10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COM.MICROSOFT.NORM.DIST([.A94];AVERAGE([.$B$2:.$B$51]);COM.MICROSOFT.STDEV.P([.$B$2:.$B$51]);0)" office:value-type="float" office:value="3.53836610531597" calcext:value-type="float">
            <text:p>3.53836610531597</text:p>
          </table:table-cell>
          <table:table-cell table:number-columns-repeated="10"/>
        </table:table-row>
        <table:table-row table:style-name="ro1">
          <table:table-cell office:value-type="float" office:value="2.31" calcext:value-type="float">
            <text:p>2.31</text:p>
          </table:table-cell>
          <table:table-cell table:formula="of:=COM.MICROSOFT.NORM.DIST([.A95];AVERAGE([.$B$2:.$B$51]);COM.MICROSOFT.STDEV.P([.$B$2:.$B$51]);0)" office:value-type="float" office:value="3.51114368027168" calcext:value-type="float">
            <text:p>3.51114368027168</text:p>
          </table:table-cell>
          <table:table-cell table:number-columns-repeated="10"/>
        </table:table-row>
        <table:table-row table:style-name="ro1">
          <table:table-cell office:value-type="float" office:value="2.32" calcext:value-type="float">
            <text:p>2.32</text:p>
          </table:table-cell>
          <table:table-cell table:formula="of:=COM.MICROSOFT.NORM.DIST([.A96];AVERAGE([.$B$2:.$B$51]);COM.MICROSOFT.STDEV.P([.$B$2:.$B$51]);0)" office:value-type="float" office:value="3.4567806347186" calcext:value-type="float">
            <text:p>3.4567806347186</text:p>
          </table:table-cell>
          <table:table-cell table:number-columns-repeated="10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formula="of:=COM.MICROSOFT.NORM.DIST([.A97];AVERAGE([.$B$2:.$B$51]);COM.MICROSOFT.STDEV.P([.$B$2:.$B$51]);0)" office:value-type="float" office:value="3.376544067945" calcext:value-type="float">
            <text:p>3.376544067945</text:p>
          </table:table-cell>
          <table:table-cell table:number-columns-repeated="10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formula="of:=COM.MICROSOFT.NORM.DIST([.A98];AVERAGE([.$B$2:.$B$51]);COM.MICROSOFT.STDEV.P([.$B$2:.$B$51]);0)" office:value-type="float" office:value="3.27227961690354" calcext:value-type="float">
            <text:p>3.27227961690354</text:p>
          </table:table-cell>
          <table:table-cell table:number-columns-repeated="10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formula="of:=COM.MICROSOFT.NORM.DIST([.A99];AVERAGE([.$B$2:.$B$51]);COM.MICROSOFT.STDEV.P([.$B$2:.$B$51]);0)" office:value-type="float" office:value="3.14634089602194" calcext:value-type="float">
            <text:p>3.14634089602194</text:p>
          </table:table-cell>
          <table:table-cell table:number-columns-repeated="10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formula="of:=COM.MICROSOFT.NORM.DIST([.A100];AVERAGE([.$B$2:.$B$51]);COM.MICROSOFT.STDEV.P([.$B$2:.$B$51]);0)" office:value-type="float" office:value="3.00150123614284" calcext:value-type="float">
            <text:p>3.00150123614284</text:p>
          </table:table-cell>
          <table:table-cell table:number-columns-repeated="10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formula="of:=COM.MICROSOFT.NORM.DIST([.A101];AVERAGE([.$B$2:.$B$51]);COM.MICROSOFT.STDEV.P([.$B$2:.$B$51]);0)" office:value-type="float" office:value="2.84085234113051" calcext:value-type="float">
            <text:p>2.84085234113051</text:p>
          </table:table-cell>
          <table:table-cell table:number-columns-repeated="10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formula="of:=COM.MICROSOFT.NORM.DIST([.A102];AVERAGE([.$B$2:.$B$51]);COM.MICROSOFT.STDEV.P([.$B$2:.$B$51]);0)" office:value-type="float" office:value="2.6676950234197" calcext:value-type="float">
            <text:p>2.6676950234197</text:p>
          </table:table-cell>
          <table:table-cell table:number-columns-repeated="10"/>
        </table:table-row>
        <table:table-row table:style-name="ro1">
          <table:table-cell office:value-type="float" office:value="2.39" calcext:value-type="float">
            <text:p>2.39</text:p>
          </table:table-cell>
          <table:table-cell table:formula="of:=COM.MICROSOFT.NORM.DIST([.A103];AVERAGE([.$B$2:.$B$51]);COM.MICROSOFT.STDEV.P([.$B$2:.$B$51]);0)" office:value-type="float" office:value="2.48542738613668" calcext:value-type="float">
            <text:p>2.48542738613668</text:p>
          </table:table-cell>
          <table:table-cell table:number-columns-repeated="10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COM.MICROSOFT.NORM.DIST([.A104];AVERAGE([.$B$2:.$B$51]);COM.MICROSOFT.STDEV.P([.$B$2:.$B$51]);0)" office:value-type="float" office:value="2.29743568938538" calcext:value-type="float">
            <text:p>2.29743568938538</text:p>
          </table:table-cell>
          <table:table-cell table:number-columns-repeated="10"/>
        </table:table-row>
        <table:table-row table:style-name="ro1">
          <table:table-cell office:value-type="float" office:value="2.41" calcext:value-type="float">
            <text:p>2.41</text:p>
          </table:table-cell>
          <table:table-cell table:formula="of:=COM.MICROSOFT.NORM.DIST([.A105];AVERAGE([.$B$2:.$B$51]);COM.MICROSOFT.STDEV.P([.$B$2:.$B$51]);0)" office:value-type="float" office:value="2.10699269739176" calcext:value-type="float">
            <text:p>2.10699269739176</text:p>
          </table:table-cell>
          <table:table-cell table:number-columns-repeated="10"/>
        </table:table-row>
        <table:table-row table:style-name="ro1">
          <table:table-cell office:value-type="float" office:value="2.42" calcext:value-type="float">
            <text:p>2.42</text:p>
          </table:table-cell>
          <table:table-cell table:formula="of:=COM.MICROSOFT.NORM.DIST([.A106];AVERAGE([.$B$2:.$B$51]);COM.MICROSOFT.STDEV.P([.$B$2:.$B$51]);0)" office:value-type="float" office:value="1.91716759913186" calcext:value-type="float">
            <text:p>1.91716759913186</text:p>
          </table:table-cell>
          <table:table-cell table:number-columns-repeated="10"/>
        </table:table-row>
        <table:table-row table:style-name="ro1">
          <table:table-cell office:value-type="float" office:value="2.43" calcext:value-type="float">
            <text:p>2.43</text:p>
          </table:table-cell>
          <table:table-cell table:formula="of:=COM.MICROSOFT.NORM.DIST([.A107];AVERAGE([.$B$2:.$B$51]);COM.MICROSOFT.STDEV.P([.$B$2:.$B$51]);0)" office:value-type="float" office:value="1.73075069246506" calcext:value-type="float">
            <text:p>1.73075069246506</text:p>
          </table:table-cell>
          <table:table-cell table:number-columns-repeated="10"/>
        </table:table-row>
        <table:table-row table:style-name="ro1">
          <table:table-cell office:value-type="float" office:value="2.44" calcext:value-type="float">
            <text:p>2.44</text:p>
          </table:table-cell>
          <table:table-cell table:formula="of:=COM.MICROSOFT.NORM.DIST([.A108];AVERAGE([.$B$2:.$B$51]);COM.MICROSOFT.STDEV.P([.$B$2:.$B$51]);0)" office:value-type="float" office:value="1.55019499580413" calcext:value-type="float">
            <text:p>1.55019499580413</text:p>
          </table:table-cell>
          <table:table-cell table:number-columns-repeated="10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formula="of:=COM.MICROSOFT.NORM.DIST([.A109];AVERAGE([.$B$2:.$B$51]);COM.MICROSOFT.STDEV.P([.$B$2:.$B$51]);0)" office:value-type="float" office:value="1.37757588070351" calcext:value-type="float">
            <text:p>1.37757588070351</text:p>
          </table:table-cell>
          <table:table-cell table:number-columns-repeated="10"/>
        </table:table-row>
        <table:table-row table:style-name="ro1">
          <table:table-cell office:value-type="float" office:value="2.46" calcext:value-type="float">
            <text:p>2.46</text:p>
          </table:table-cell>
          <table:table-cell table:formula="of:=COM.MICROSOFT.NORM.DIST([.A110];AVERAGE([.$B$2:.$B$51]);COM.MICROSOFT.STDEV.P([.$B$2:.$B$51]);0)" office:value-type="float" office:value="1.21456877900427" calcext:value-type="float">
            <text:p>1.21456877900427</text:p>
          </table:table-cell>
          <table:table-cell table:number-columns-repeated="10"/>
        </table:table-row>
        <table:table-row table:style-name="ro1">
          <table:table-cell office:value-type="float" office:value="2.47" calcext:value-type="float">
            <text:p>2.47</text:p>
          </table:table-cell>
          <table:table-cell table:formula="of:=COM.MICROSOFT.NORM.DIST([.A111];AVERAGE([.$B$2:.$B$51]);COM.MICROSOFT.STDEV.P([.$B$2:.$B$51]);0)" office:value-type="float" office:value="1.06244407584935" calcext:value-type="float">
            <text:p>1.06244407584935</text:p>
          </table:table-cell>
          <table:table-cell table:number-columns-repeated="10"/>
        </table:table-row>
        <table:table-row table:style-name="ro1">
          <table:table-cell office:value-type="float" office:value="2.48" calcext:value-type="float">
            <text:p>2.48</text:p>
          </table:table-cell>
          <table:table-cell table:formula="of:=COM.MICROSOFT.NORM.DIST([.A112];AVERAGE([.$B$2:.$B$51]);COM.MICROSOFT.STDEV.P([.$B$2:.$B$51]);0)" office:value-type="float" office:value="0.922077507855284" calcext:value-type="float">
            <text:p>0.922077507855284</text:p>
          </table:table-cell>
          <table:table-cell table:number-columns-repeated="10"/>
        </table:table-row>
        <table:table-row table:style-name="ro1">
          <table:table-cell office:value-type="float" office:value="2.49" calcext:value-type="float">
            <text:p>2.49</text:p>
          </table:table-cell>
          <table:table-cell table:formula="of:=COM.MICROSOFT.NORM.DIST([.A113];AVERAGE([.$B$2:.$B$51]);COM.MICROSOFT.STDEV.P([.$B$2:.$B$51]);0)" office:value-type="float" office:value="0.79397378033118" calcext:value-type="float">
            <text:p>0.79397378033118</text:p>
          </table:table-cell>
          <table:table-cell table:number-columns-repeated="10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COM.MICROSOFT.NORM.DIST([.A114];AVERAGE([.$B$2:.$B$51]);COM.MICROSOFT.STDEV.P([.$B$2:.$B$51]);0)" office:value-type="float" office:value="0.678300717293521" calcext:value-type="float">
            <text:p>0.678300717293521</text:p>
          </table:table-cell>
          <table:table-cell table:number-columns-repeated="10"/>
        </table:table-row>
        <table:table-row table:style-name="ro1">
          <table:table-cell office:value-type="float" office:value="2.51" calcext:value-type="float">
            <text:p>2.51</text:p>
          </table:table-cell>
          <table:table-cell table:formula="of:=COM.MICROSOFT.NORM.DIST([.A115];AVERAGE([.$B$2:.$B$51]);COM.MICROSOFT.STDEV.P([.$B$2:.$B$51]);0)" office:value-type="float" office:value="0.574931064573054" calcext:value-type="float">
            <text:p>0.574931064573054</text:p>
          </table:table-cell>
          <table:table-cell table:number-columns-repeated="10"/>
        </table:table-row>
        <table:table-row table:style-name="ro1">
          <table:table-cell office:value-type="float" office:value="2.52" calcext:value-type="float">
            <text:p>2.52</text:p>
          </table:table-cell>
          <table:table-cell table:formula="of:=COM.MICROSOFT.NORM.DIST([.A116];AVERAGE([.$B$2:.$B$51]);COM.MICROSOFT.STDEV.P([.$B$2:.$B$51]);0)" office:value-type="float" office:value="0.483489065758288" calcext:value-type="float">
            <text:p>0.483489065758288</text:p>
          </table:table-cell>
          <table:table-cell table:number-columns-repeated="10"/>
        </table:table-row>
        <table:table-row table:style-name="ro1">
          <table:table-cell office:value-type="float" office:value="2.53" calcext:value-type="float">
            <text:p>2.53</text:p>
          </table:table-cell>
          <table:table-cell table:formula="of:=COM.MICROSOFT.NORM.DIST([.A117];AVERAGE([.$B$2:.$B$51]);COM.MICROSOFT.STDEV.P([.$B$2:.$B$51]);0)" office:value-type="float" office:value="0.403399097105156" calcext:value-type="float">
            <text:p>0.403399097105156</text:p>
          </table:table-cell>
          <table:table-cell table:number-columns-repeated="10"/>
        </table:table-row>
        <table:table-row table:style-name="ro1">
          <table:table-cell office:value-type="float" office:value="2.54" calcext:value-type="float">
            <text:p>2.54</text:p>
          </table:table-cell>
          <table:table-cell table:formula="of:=COM.MICROSOFT.NORM.DIST([.A118];AVERAGE([.$B$2:.$B$51]);COM.MICROSOFT.STDEV.P([.$B$2:.$B$51]);0)" office:value-type="float" office:value="0.333933946425941" calcext:value-type="float">
            <text:p>0.333933946425941</text:p>
          </table:table-cell>
          <table:table-cell table:number-columns-repeated="10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formula="of:=COM.MICROSOFT.NORM.DIST([.A119];AVERAGE([.$B$2:.$B$51]);COM.MICROSOFT.STDEV.P([.$B$2:.$B$51]);0)" office:value-type="float" office:value="0.274260713367519" calcext:value-type="float">
            <text:p>0.274260713367519</text:p>
          </table:table-cell>
          <table:table-cell table:number-columns-repeated="10"/>
        </table:table-row>
        <table:table-row table:style-name="ro1">
          <table:table-cell office:value-type="float" office:value="2.56" calcext:value-type="float">
            <text:p>2.56</text:p>
          </table:table-cell>
          <table:table-cell table:formula="of:=COM.MICROSOFT.NORM.DIST([.A120];AVERAGE([.$B$2:.$B$51]);COM.MICROSOFT.STDEV.P([.$B$2:.$B$51]);0)" office:value-type="float" office:value="0.223482754615305" calcext:value-type="float">
            <text:p>0.223482754615305</text:p>
          </table:table-cell>
          <table:table-cell table:number-columns-repeated="10"/>
        </table:table-row>
        <table:table-row table:style-name="ro1">
          <table:table-cell office:value-type="float" office:value="2.57" calcext:value-type="float">
            <text:p>2.57</text:p>
          </table:table-cell>
          <table:table-cell table:formula="of:=COM.MICROSOFT.NORM.DIST([.A121];AVERAGE([.$B$2:.$B$51]);COM.MICROSOFT.STDEV.P([.$B$2:.$B$51]);0)" office:value-type="float" office:value="0.180676560084775" calcext:value-type="float">
            <text:p>0.180676560084775</text:p>
          </table:table-cell>
          <table:table-cell table:number-columns-repeated="10"/>
        </table:table-row>
        <table:table-row table:style-name="ro1">
          <table:table-cell office:value-type="float" office:value="2.58" calcext:value-type="float">
            <text:p>2.58</text:p>
          </table:table-cell>
          <table:table-cell table:formula="of:=COM.MICROSOFT.NORM.DIST([.A122];AVERAGE([.$B$2:.$B$51]);COM.MICROSOFT.STDEV.P([.$B$2:.$B$51]);0)" office:value-type="float" office:value="0.144922892735766" calcext:value-type="float">
            <text:p>0.144922892735766</text:p>
          </table:table-cell>
          <table:table-cell table:number-columns-repeated="10"/>
        </table:table-row>
        <table:table-row table:style-name="ro1">
          <table:table-cell office:value-type="float" office:value="2.59" calcext:value-type="float">
            <text:p>2.59</text:p>
          </table:table-cell>
          <table:table-cell table:formula="of:=COM.MICROSOFT.NORM.DIST([.A123];AVERAGE([.$B$2:.$B$51]);COM.MICROSOFT.STDEV.P([.$B$2:.$B$51]);0)" office:value-type="float" office:value="0.115331929584022" calcext:value-type="float">
            <text:p>0.115331929584022</text:p>
          </table:table-cell>
          <table:table-cell table:number-columns-repeated="10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COM.MICROSOFT.NORM.DIST([.A124];AVERAGE([.$B$2:.$B$51]);COM.MICROSOFT.STDEV.P([.$B$2:.$B$51]);0)" office:value-type="float" office:value="0.0910624866085856" calcext:value-type="float">
            <text:p>0.0910624866085856</text:p>
          </table:table-cell>
          <table:table-cell table:number-columns-repeated="10"/>
        </table:table-row>
        <table:table-row table:style-name="ro1">
          <table:table-cell office:value-type="float" office:value="2.61" calcext:value-type="float">
            <text:p>2.61</text:p>
          </table:table-cell>
          <table:table-cell table:formula="of:=COM.MICROSOFT.NORM.DIST([.A125];AVERAGE([.$B$2:.$B$51]);COM.MICROSOFT.STDEV.P([.$B$2:.$B$51]);0)" office:value-type="float" office:value="0.0713356849358132" calcext:value-type="float">
            <text:p>0.0713356849358132</text:p>
          </table:table-cell>
          <table:table-cell table:number-columns-repeated="10"/>
        </table:table-row>
        <table:table-row table:style-name="ro1">
          <table:table-cell office:value-type="float" office:value="2.62" calcext:value-type="float">
            <text:p>2.62</text:p>
          </table:table-cell>
          <table:table-cell table:formula="of:=COM.MICROSOFT.NORM.DIST([.A126];AVERAGE([.$B$2:.$B$51]);COM.MICROSOFT.STDEV.P([.$B$2:.$B$51]);0)" office:value-type="float" office:value="0.0554436162531318" calcext:value-type="float">
            <text:p>0.0554436162531318</text:p>
          </table:table-cell>
          <table:table-cell table:number-columns-repeated="10"/>
        </table:table-row>
        <table:table-row table:style-name="ro1">
          <table:table-cell office:value-type="float" office:value="2.63" calcext:value-type="float">
            <text:p>2.63</text:p>
          </table:table-cell>
          <table:table-cell table:formula="of:=COM.MICROSOFT.NORM.DIST([.A127];AVERAGE([.$B$2:.$B$51]);COM.MICROSOFT.STDEV.P([.$B$2:.$B$51]);0)" office:value-type="float" office:value="0.0427536940960775" calcext:value-type="float">
            <text:p>0.0427536940960775</text:p>
          </table:table-cell>
          <table:table-cell table:number-columns-repeated="10"/>
        </table:table-row>
        <table:table-row table:style-name="ro1">
          <table:table-cell office:value-type="float" office:value="2.64" calcext:value-type="float">
            <text:p>2.64</text:p>
          </table:table-cell>
          <table:table-cell table:formula="of:=COM.MICROSOFT.NORM.DIST([.A128];AVERAGE([.$B$2:.$B$51]);COM.MICROSOFT.STDEV.P([.$B$2:.$B$51]);0)" office:value-type="float" office:value="0.0327094412347091" calcext:value-type="float">
            <text:p>0.0327094412347091</text:p>
          </table:table-cell>
          <table:table-cell table:number-columns-repeated="10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formula="of:=COM.MICROSOFT.NORM.DIST([.A129];AVERAGE([.$B$2:.$B$51]);COM.MICROSOFT.STDEV.P([.$B$2:.$B$51]);0)" office:value-type="float" office:value="0.0248284717287224" calcext:value-type="float">
            <text:p>0.0248284717287224</text:p>
          </table:table-cell>
          <table:table-cell table:number-columns-repeated="10"/>
        </table:table-row>
        <table:table-row table:style-name="ro1">
          <table:table-cell office:value-type="float" office:value="2.66" calcext:value-type="float">
            <text:p>2.66</text:p>
          </table:table-cell>
          <table:table-cell table:formula="of:=COM.MICROSOFT.NORM.DIST([.A130];AVERAGE([.$B$2:.$B$51]);COM.MICROSOFT.STDEV.P([.$B$2:.$B$51]);0)" office:value-type="float" office:value="0.0186983908799202" calcext:value-type="float">
            <text:p>0.0186983908799202</text:p>
          </table:table-cell>
          <table:table-cell table:number-columns-repeated="10"/>
        </table:table-row>
        <table:table-row table:style-name="ro1">
          <table:table-cell office:value-type="float" office:value="2.67" calcext:value-type="float">
            <text:p>2.67</text:p>
          </table:table-cell>
          <table:table-cell table:formula="of:=COM.MICROSOFT.NORM.DIST([.A131];AVERAGE([.$B$2:.$B$51]);COM.MICROSOFT.STDEV.P([.$B$2:.$B$51]);0)" office:value-type="float" office:value="0.0139712692864622" calcext:value-type="float">
            <text:p>0.0139712692864622</text:p>
          </table:table-cell>
          <table:table-cell table:number-columns-repeated="10"/>
        </table:table-row>
        <table:table-row table:style-name="ro1">
          <table:table-cell office:value-type="float" office:value="2.68" calcext:value-type="float">
            <text:p>2.68</text:p>
          </table:table-cell>
          <table:table-cell table:formula="of:=COM.MICROSOFT.NORM.DIST([.A132];AVERAGE([.$B$2:.$B$51]);COM.MICROSOFT.STDEV.P([.$B$2:.$B$51]);0)" office:value-type="float" office:value="0.0103572599352965" calcext:value-type="float">
            <text:p>0.0103572599352965</text:p>
          </table:table-cell>
          <table:table-cell table:number-columns-repeated="10"/>
        </table:table-row>
        <table:table-row table:style-name="ro1">
          <table:table-cell office:value-type="float" office:value="2.69" calcext:value-type="float">
            <text:p>2.69</text:p>
          </table:table-cell>
          <table:table-cell table:formula="of:=COM.MICROSOFT.NORM.DIST([.A133];AVERAGE([.$B$2:.$B$51]);COM.MICROSOFT.STDEV.P([.$B$2:.$B$51]);0)" office:value-type="float" office:value="0.00761782990680305" calcext:value-type="float">
            <text:p>0.00761782990680305</text:p>
          </table:table-cell>
          <table:table-cell table:number-columns-repeated="10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COM.MICROSOFT.NORM.DIST([.A134];AVERAGE([.$B$2:.$B$51]);COM.MICROSOFT.STDEV.P([.$B$2:.$B$51]);0)" office:value-type="float" office:value="0.00555897921317322" calcext:value-type="float">
            <text:p>0.00555897921317322</text:p>
          </table:table-cell>
          <table:table-cell table:number-columns-repeated="10"/>
        </table:table-row>
      </table:table>
      <table:table table:name="Sheet1_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p.</text:p>
          </table:table-cell>
          <table:table-cell office:value-type="string" calcext:value-type="string">
            <text:p>T*2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l=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1" calcext:value-type="float">
            <text:p>2.41</text:p>
          </table:table-cell>
          <table:table-cell table:formula="of:=[.B2]/2" office:value-type="float" office:value="1.205" calcext:value-type="float">
            <text:p>1.20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9" calcext:value-type="float">
            <text:p>2.39</text:p>
          </table:table-cell>
          <table:table-cell table:formula="of:=[.B3]/2" office:value-type="float" office:value="1.195" calcext:value-type="float">
            <text:p>1.1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formula="of:=[.B4]/2"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B5]/2" office:value-type="float" office:value="1.125" calcext:value-type="float">
            <text:p>1.12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formula="of:=[.B6]/2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1" calcext:value-type="float">
            <text:p>2.41</text:p>
          </table:table-cell>
          <table:table-cell table:formula="of:=[.B7]/2" office:value-type="float" office:value="1.205" calcext:value-type="float">
            <text:p>1.2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table:formula="of:=[.B8]/2"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5" calcext:value-type="float">
            <text:p>2.45</text:p>
          </table:table-cell>
          <table:table-cell table:formula="of:=[.B9]/2" office:value-type="float" office:value="1.225" calcext:value-type="float">
            <text:p>1.22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.05</text:p>
          </table:table-cell>
          <table:table-cell table:formula="of:=[.B10]/2" office:value-type="float" office:value="1.025" calcext:value-type="float">
            <text:p>1.0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.6</text:p>
          </table:table-cell>
          <table:table-cell table:formula="of:=[.B11]/2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6" calcext:value-type="float">
            <text:p>2.26</text:p>
          </table:table-cell>
          <table:table-cell table:formula="of:=[.B12]/2" office:value-type="float" office:value="1.13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2" calcext:value-type="float">
            <text:p>2.32</text:p>
          </table:table-cell>
          <table:table-cell table:formula="of:=[.B13]/2" office:value-type="float" office:value="1.16" calcext:value-type="float">
            <text:p>1.1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7" calcext:value-type="float">
            <text:p>2.37</text:p>
          </table:table-cell>
          <table:table-cell table:formula="of:=[.B14]/2" office:value-type="float" office:value="1.185" calcext:value-type="float">
            <text:p>1.18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6" calcext:value-type="float">
            <text:p>2.26</text:p>
          </table:table-cell>
          <table:table-cell table:formula="of:=[.B15]/2" office:value-type="float" office:value="1.13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17" calcext:value-type="float">
            <text:p>2.17</text:p>
          </table:table-cell>
          <table:table-cell table:formula="of:=[.B16]/2" office:value-type="float" office:value="1.085" calcext:value-type="float">
            <text:p>1.08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47" calcext:value-type="float">
            <text:p>2.47</text:p>
          </table:table-cell>
          <table:table-cell table:formula="of:=[.B17]/2" office:value-type="float" office:value="1.235" calcext:value-type="float">
            <text:p>1.2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2" calcext:value-type="float">
            <text:p>2.42</text:p>
          </table:table-cell>
          <table:table-cell table:formula="of:=[.B18]/2" office:value-type="float" office:value="1.21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4" calcext:value-type="float">
            <text:p>2.24</text:p>
          </table:table-cell>
          <table:table-cell table:formula="of:=[.B19]/2" office:value-type="float" office:value="1.12" calcext:value-type="float">
            <text:p>1.1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3" calcext:value-type="float">
            <text:p>2.13</text:p>
          </table:table-cell>
          <table:table-cell table:formula="of:=[.B20]/2" office:value-type="float" office:value="1.065" calcext:value-type="float">
            <text:p>1.06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.3</text:p>
          </table:table-cell>
          <table:table-cell table:formula="of:=[.B21]/2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46" calcext:value-type="float">
            <text:p>2.46</text:p>
          </table:table-cell>
          <table:table-cell table:formula="of:=[.B22]/2" office:value-type="float" office:value="1.23" calcext:value-type="float">
            <text:p>1.2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5" calcext:value-type="float">
            <text:p>2.25</text:p>
          </table:table-cell>
          <table:table-cell table:formula="of:=[.B23]/2" office:value-type="float" office:value="1.125" calcext:value-type="float">
            <text:p>1.1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38" calcext:value-type="float">
            <text:p>2.38</text:p>
          </table:table-cell>
          <table:table-cell table:formula="of:=[.B24]/2" office:value-type="float" office:value="1.19" calcext:value-type="float">
            <text:p>1.1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22" calcext:value-type="float">
            <text:p>2.22</text:p>
          </table:table-cell>
          <table:table-cell table:formula="of:=[.B25]/2" office:value-type="float" office:value="1.11" calcext:value-type="float">
            <text:p>1.1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15" calcext:value-type="float">
            <text:p>2.15</text:p>
          </table:table-cell>
          <table:table-cell table:formula="of:=[.B26]/2" office:value-type="float" office:value="1.075" calcext:value-type="float">
            <text:p>1.07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37" calcext:value-type="float">
            <text:p>2.37</text:p>
          </table:table-cell>
          <table:table-cell table:formula="of:=[.B27]/2" office:value-type="float" office:value="1.185" calcext:value-type="float">
            <text:p>1.18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28" calcext:value-type="float">
            <text:p>2.28</text:p>
          </table:table-cell>
          <table:table-cell table:formula="of:=[.B28]/2" office:value-type="float" office:value="1.14" calcext:value-type="float">
            <text:p>1.1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25" calcext:value-type="float">
            <text:p>2.25</text:p>
          </table:table-cell>
          <table:table-cell table:formula="of:=[.B29]/2" office:value-type="float" office:value="1.125" calcext:value-type="float">
            <text:p>1.1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41" calcext:value-type="float">
            <text:p>2.41</text:p>
          </table:table-cell>
          <table:table-cell table:formula="of:=[.B30]/2" office:value-type="float" office:value="1.205" calcext:value-type="float">
            <text:p>1.20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6" calcext:value-type="float">
            <text:p>2.16</text:p>
          </table:table-cell>
          <table:table-cell table:formula="of:=[.B31]/2" office:value-type="float" office:value="1.08" calcext:value-type="float">
            <text:p>1.0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22" calcext:value-type="float">
            <text:p>2.22</text:p>
          </table:table-cell>
          <table:table-cell table:formula="of:=[.B32]/2" office:value-type="float" office:value="1.11" calcext:value-type="float">
            <text:p>1.1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  <table:table-cell table:formula="of:=[.B33]/2" office:value-type="float" office:value="1.145" calcext:value-type="float">
            <text:p>1.1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37" calcext:value-type="float">
            <text:p>2.37</text:p>
          </table:table-cell>
          <table:table-cell table:formula="of:=[.B34]/2" office:value-type="float" office:value="1.185" calcext:value-type="float">
            <text:p>1.18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21" calcext:value-type="float">
            <text:p>2.21</text:p>
          </table:table-cell>
          <table:table-cell table:formula="of:=[.B35]/2" office:value-type="float" office:value="1.105" calcext:value-type="float">
            <text:p>1.10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37" calcext:value-type="float">
            <text:p>2.37</text:p>
          </table:table-cell>
          <table:table-cell table:formula="of:=[.B36]/2" office:value-type="float" office:value="1.185" calcext:value-type="float">
            <text:p>1.18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26" calcext:value-type="float">
            <text:p>2.26</text:p>
          </table:table-cell>
          <table:table-cell table:formula="of:=[.B37]/2" office:value-type="float" office:value="1.13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33" calcext:value-type="float">
            <text:p>2.33</text:p>
          </table:table-cell>
          <table:table-cell table:formula="of:=[.B38]/2" office:value-type="float" office:value="1.165" calcext:value-type="float">
            <text:p>1.16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22" calcext:value-type="float">
            <text:p>2.22</text:p>
          </table:table-cell>
          <table:table-cell table:formula="of:=[.B39]/2" office:value-type="float" office:value="1.11" calcext:value-type="float">
            <text:p>1.1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33" calcext:value-type="float">
            <text:p>2.33</text:p>
          </table:table-cell>
          <table:table-cell table:formula="of:=[.B40]/2" office:value-type="float" office:value="1.165" calcext:value-type="float">
            <text:p>1.16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23" calcext:value-type="float">
            <text:p>2.23</text:p>
          </table:table-cell>
          <table:table-cell table:formula="of:=[.B41]/2" office:value-type="float" office:value="1.115" calcext:value-type="float">
            <text:p>1.11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4" calcext:value-type="float">
            <text:p>2.4</text:p>
          </table:table-cell>
          <table:table-cell table:formula="of:=[.B42]/2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B43]/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41" calcext:value-type="float">
            <text:p>2.41</text:p>
          </table:table-cell>
          <table:table-cell table:formula="of:=[.B44]/2" office:value-type="float" office:value="1.205" calcext:value-type="float">
            <text:p>1.20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23" calcext:value-type="float">
            <text:p>2.23</text:p>
          </table:table-cell>
          <table:table-cell table:formula="of:=[.B45]/2" office:value-type="float" office:value="1.115" calcext:value-type="float">
            <text:p>1.11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23" calcext:value-type="float">
            <text:p>2.23</text:p>
          </table:table-cell>
          <table:table-cell table:formula="of:=[.B46]/2" office:value-type="float" office:value="1.115" calcext:value-type="float">
            <text:p>1.11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27" calcext:value-type="float">
            <text:p>2.27</text:p>
          </table:table-cell>
          <table:table-cell table:formula="of:=[.B47]/2" office:value-type="float" office:value="1.135" calcext:value-type="float">
            <text:p>1.13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28" calcext:value-type="float">
            <text:p>3.28</text:p>
          </table:table-cell>
          <table:table-cell table:formula="of:=[.B48]/2" office:value-type="float" office:value="1.64" calcext:value-type="float">
            <text:p>1.6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17" calcext:value-type="float">
            <text:p>2.17</text:p>
          </table:table-cell>
          <table:table-cell table:formula="of:=[.B49]/2" office:value-type="float" office:value="1.085" calcext:value-type="float">
            <text:p>1.08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39" calcext:value-type="float">
            <text:p>2.39</text:p>
          </table:table-cell>
          <table:table-cell table:formula="of:=[.B50]/2" office:value-type="float" office:value="1.195" calcext:value-type="float">
            <text:p>1.19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42" calcext:value-type="float">
            <text:p>2.42</text:p>
          </table:table-cell>
          <table:table-cell table:formula="of:=[.B51]/2" office:value-type="float" office:value="1.21" calcext:value-type="float">
            <text:p>1.2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=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C2:Sheet1.C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0:34:37.779657297</meta:creation-date>
    <dc:date>2024-03-13T12:44:26.278581806</dc:date>
    <meta:editing-duration>PT1H18M39S</meta:editing-duration>
    <meta:editing-cycles>16</meta:editing-cycles>
    <meta:generator>LibreOffice/7.6.5.2$Linux_X86_64 LibreOffice_project/60$Build-2</meta:generator>
    <meta:document-statistic meta:table-count="2" meta:cell-count="52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Long_20_Dash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6cm" svg:height="8.64cm" xlink:href=".." xlink:type="simple" chart:class="chart:scatter" chart:style-name="ch1">
        <chart:legend chart:legend-position="end" svg:x="10.041cm" svg:y="3.772cm" style:legend-expansion="high" chart:style-name="ch2"/>
        <chart:plot-area chart:style-name="ch3" table:cell-range-address="Sheet1.E1:Sheet1.E9 Sheet1.G1:Sheet1.G9 Sheet1.I1:Sheet1.I1 Sheet1.I3:Sheet1.I9" chart:data-source-has-labels="row" svg:x="0.307cm" svg:y="0.172cm" svg:width="9.427cm" svg:height="8.296cm">
          <chart:coordinate-region svg:x="1.219cm" svg:y="0.371cm" svg:width="8.275cm" svg:height="7.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9" chart:label-cell-address="Sheet1.G1:Sheet1.G1" chart:class="chart:scatter">
            <chart:domain table:cell-range-address="Sheet1.E2:Sheet1.E9"/>
            <chart:data-point chart:repeated="8"/>
          </chart:series>
          <chart:series chart:style-name="ch8" chart:values-cell-range-address="Sheet1.I3:Sheet1.I9" chart:label-cell-address="Sheet1.I1:Sheet1.I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awdopodobieńśtwo</text:p>
                <draw:g>
                  <svg:desc>Sheet1.G1:Sheet1.G1</svg:desc>
                </draw:g>
              </table:table-cell>
              <table:table-cell office:value-type="string">
                <text:p/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E2:Sheet1.E9</svg:desc>
                </draw:g>
              </table:table-cell>
              <table:table-cell office:value-type="float" office:value="0.02">
                <text:p>0.02</text:p>
                <draw:g>
                  <svg:desc>Sheet1.G2:Sheet1.G9</svg:desc>
                </draw:g>
              </table:table-cell>
              <table:table-cell office:value-type="float" office:value="0">
                <text:p>0</text:p>
                <draw:g>
                  <svg:desc>Sheet1.I3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8485281374239">
                <text:p>2.08485281374239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6970562748477">
                <text:p>2.16970562748477</text:p>
              </table:table-cell>
              <table:table-cell office:value-type="float" office:value="0.06">
                <text:p>0.0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5455844122716">
                <text:p>2.25455844122716</text:p>
              </table:table-cell>
              <table:table-cell office:value-type="float" office:value="0.3">
                <text:p>0.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3941125496954">
                <text:p>2.33941125496954</text:p>
              </table:table-cell>
              <table:table-cell office:value-type="float" office:value="0.24">
                <text:p>0.2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2426406871193">
                <text:p>2.42426406871193</text:p>
              </table:table-cell>
              <table:table-cell office:value-type="float" office:value="0.28">
                <text:p>0.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0911688245431">
                <text:p>2.50911688245431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78cm" svg:y="4.201cm" style:legend-expansion="high" chart:style-name="ch2"/>
        <chart:plot-area chart:style-name="ch3" table:cell-range-address="Sheet1.A58:Sheet1.B134" chart:data-source-has-labels="row" svg:x="0.32cm" svg:y="0.18cm" svg:width="10.338cm" svg:height="8.64cm">
          <chart:coordinate-region svg:x="1.047cm" svg:y="0.379cm" svg:width="9.37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9:Sheet1.B134" chart:label-cell-address="Sheet1.B58:Sheet1.B58" chart:class="chart:scatter">
            <chart:domain table:cell-range-address="Sheet1.A59:Sheet1.A134"/>
            <chart:data-point chart:repeated="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dchylenie standardowe</text:p>
                <draw:g>
                  <svg:desc>Sheet1.B58:Sheet1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5">
                <text:p>1.95</text:p>
                <draw:g>
                  <svg:desc>Sheet1.A59:Sheet1.A134</svg:desc>
                </draw:g>
              </table:table-cell>
              <table:table-cell office:value-type="float" office:value="0.0323556339927965">
                <text:p>0.0323556339927965</text:p>
                <draw:g>
                  <svg:desc>Sheet1.B59:Sheet1.B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">
                <text:p>1.96</text:p>
              </table:table-cell>
              <table:table-cell office:value-type="float" office:value="0.0423045752491176">
                <text:p>0.0423045752491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7">
                <text:p>1.97</text:p>
              </table:table-cell>
              <table:table-cell office:value-type="float" office:value="0.0548784892345271">
                <text:p>0.0548784892345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8">
                <text:p>1.98</text:p>
              </table:table-cell>
              <table:table-cell office:value-type="float" office:value="0.0706308346373793">
                <text:p>0.0706308346373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">
                <text:p>1.99</text:p>
              </table:table-cell>
              <table:table-cell office:value-type="float" office:value="0.0901911475460445">
                <text:p>0.0901911475460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114264380731517">
                <text:p>0.114264380731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1">
                <text:p>2.01</text:p>
              </table:table-cell>
              <table:table-cell office:value-type="float" office:value="0.143626709541792">
                <text:p>0.143626709541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2">
                <text:p>2.02</text:p>
              </table:table-cell>
              <table:table-cell office:value-type="float" office:value="0.179117052860757">
                <text:p>0.179117052860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">
                <text:p>2.03</text:p>
              </table:table-cell>
              <table:table-cell office:value-type="float" office:value="0.221623618752255">
                <text:p>0.221623618752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">
                <text:p>2.04</text:p>
              </table:table-cell>
              <table:table-cell office:value-type="float" office:value="0.272064910340605">
                <text:p>0.272064910340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5">
                <text:p>2.05</text:p>
              </table:table-cell>
              <table:table-cell office:value-type="float" office:value="0.331364825098256">
                <text:p>0.331364825098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6">
                <text:p>2.06</text:p>
              </table:table-cell>
              <table:table-cell office:value-type="float" office:value="0.400421752456274">
                <text:p>0.400421752456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7">
                <text:p>2.07</text:p>
              </table:table-cell>
              <table:table-cell office:value-type="float" office:value="0.480071917114797">
                <text:p>0.480071917114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8">
                <text:p>2.08</text:p>
              </table:table-cell>
              <table:table-cell office:value-type="float" office:value="0.571047618275305">
                <text:p>0.571047618275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9">
                <text:p>2.09</text:p>
              </table:table-cell>
              <table:table-cell office:value-type="float" office:value="0.673931460369253">
                <text:p>0.673931460369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">
                <text:p>2.1</text:p>
              </table:table-cell>
              <table:table-cell office:value-type="float" office:value="0.789108133326151">
                <text:p>0.789108133326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1">
                <text:p>2.11</text:p>
              </table:table-cell>
              <table:table-cell office:value-type="float" office:value="0.91671574789719">
                <text:p>0.91671574789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">
                <text:p>2.12</text:p>
              </table:table-cell>
              <table:table-cell office:value-type="float" office:value="1.05659912685408">
                <text:p>1.05659912685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">
                <text:p>2.13</text:p>
              </table:table-cell>
              <table:table-cell office:value-type="float" office:value="1.20826775627212">
                <text:p>1.20826775627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">
                <text:p>2.14</text:p>
              </table:table-cell>
              <table:table-cell office:value-type="float" office:value="1.37086127349618">
                <text:p>1.37086127349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5">
                <text:p>2.15</text:p>
              </table:table-cell>
              <table:table-cell office:value-type="float" office:value="1.54312537508118">
                <text:p>1.54312537508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6">
                <text:p>2.16</text:p>
              </table:table-cell>
              <table:table-cell office:value-type="float" office:value="1.72340084261968">
                <text:p>1.723400842619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7">
                <text:p>2.17</text:p>
              </table:table-cell>
              <table:table-cell office:value-type="float" office:value="1.90962799257594">
                <text:p>1.90962799257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8">
                <text:p>2.18</text:p>
              </table:table-cell>
              <table:table-cell office:value-type="float" office:value="2.09936825882161">
                <text:p>2.09936825882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">
                <text:p>2.19</text:p>
              </table:table-cell>
              <table:table-cell office:value-type="float" office:value="2.28984383142489">
                <text:p>2.28984383142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">
                <text:p>2.2</text:p>
              </table:table-cell>
              <table:table-cell office:value-type="float" office:value="2.47799533801938">
                <text:p>2.47799533801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1">
                <text:p>2.21</text:p>
              </table:table-cell>
              <table:table-cell office:value-type="float" office:value="2.66055651703361">
                <text:p>2.66055651703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2">
                <text:p>2.22</text:p>
              </table:table-cell>
              <table:table-cell office:value-type="float" office:value="2.83414376124032">
                <text:p>2.83414376124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3">
                <text:p>2.23</text:p>
              </table:table-cell>
              <table:table-cell office:value-type="float" office:value="2.99535738079581">
                <text:p>2.99535738079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4">
                <text:p>2.24</text:p>
              </table:table-cell>
              <table:table-cell office:value-type="float" office:value="3.1408905259115">
                <text:p>3.1408905259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5">
                <text:p>2.25</text:p>
              </table:table-cell>
              <table:table-cell office:value-type="float" office:value="3.26764099595702">
                <text:p>3.267640995957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6">
                <text:p>2.26</text:p>
              </table:table-cell>
              <table:table-cell office:value-type="float" office:value="3.37282070932081">
                <text:p>3.372820709320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7">
                <text:p>2.27</text:p>
              </table:table-cell>
              <table:table-cell office:value-type="float" office:value="3.45405746523022">
                <text:p>3.45405746523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8">
                <text:p>2.28</text:p>
              </table:table-cell>
              <table:table-cell office:value-type="float" office:value="3.5094838214564">
                <text:p>3.50948382145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9">
                <text:p>2.29</text:p>
              </table:table-cell>
              <table:table-cell office:value-type="float" office:value="3.53780844144658">
                <text:p>3.53780844144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">
                <text:p>2.3</text:p>
              </table:table-cell>
              <table:table-cell office:value-type="float" office:value="3.53836610531597">
                <text:p>3.53836610531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1">
                <text:p>2.31</text:p>
              </table:table-cell>
              <table:table-cell office:value-type="float" office:value="3.51114368027168">
                <text:p>3.51114368027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2">
                <text:p>2.32</text:p>
              </table:table-cell>
              <table:table-cell office:value-type="float" office:value="3.4567806347186">
                <text:p>3.4567806347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3">
                <text:p>2.33</text:p>
              </table:table-cell>
              <table:table-cell office:value-type="float" office:value="3.376544067945">
                <text:p>3.376544067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">
                <text:p>2.34</text:p>
              </table:table-cell>
              <table:table-cell office:value-type="float" office:value="3.27227961690354">
                <text:p>3.27227961690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">
                <text:p>2.35</text:p>
              </table:table-cell>
              <table:table-cell office:value-type="float" office:value="3.14634089602194">
                <text:p>3.14634089602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6">
                <text:p>2.36</text:p>
              </table:table-cell>
              <table:table-cell office:value-type="float" office:value="3.00150123614284">
                <text:p>3.00150123614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7">
                <text:p>2.37</text:p>
              </table:table-cell>
              <table:table-cell office:value-type="float" office:value="2.84085234113051">
                <text:p>2.84085234113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8">
                <text:p>2.38</text:p>
              </table:table-cell>
              <table:table-cell office:value-type="float" office:value="2.6676950234197">
                <text:p>2.6676950234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9">
                <text:p>2.39</text:p>
              </table:table-cell>
              <table:table-cell office:value-type="float" office:value="2.48542738613668">
                <text:p>2.48542738613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">
                <text:p>2.4</text:p>
              </table:table-cell>
              <table:table-cell office:value-type="float" office:value="2.29743568938538">
                <text:p>2.297435689385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1">
                <text:p>2.41</text:p>
              </table:table-cell>
              <table:table-cell office:value-type="float" office:value="2.10699269739176">
                <text:p>2.10699269739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2">
                <text:p>2.42</text:p>
              </table:table-cell>
              <table:table-cell office:value-type="float" office:value="1.91716759913186">
                <text:p>1.91716759913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3">
                <text:p>2.43</text:p>
              </table:table-cell>
              <table:table-cell office:value-type="float" office:value="1.73075069246506">
                <text:p>1.73075069246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4">
                <text:p>2.44</text:p>
              </table:table-cell>
              <table:table-cell office:value-type="float" office:value="1.55019499580413">
                <text:p>1.55019499580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5">
                <text:p>2.45</text:p>
              </table:table-cell>
              <table:table-cell office:value-type="float" office:value="1.37757588070351">
                <text:p>1.37757588070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6">
                <text:p>2.46</text:p>
              </table:table-cell>
              <table:table-cell office:value-type="float" office:value="1.21456877900427">
                <text:p>1.21456877900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7">
                <text:p>2.47</text:p>
              </table:table-cell>
              <table:table-cell office:value-type="float" office:value="1.06244407584935">
                <text:p>1.062444075849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8">
                <text:p>2.48</text:p>
              </table:table-cell>
              <table:table-cell office:value-type="float" office:value="0.922077507855284">
                <text:p>0.922077507855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9">
                <text:p>2.49</text:p>
              </table:table-cell>
              <table:table-cell office:value-type="float" office:value="0.79397378033118">
                <text:p>0.79397378033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">
                <text:p>2.5</text:p>
              </table:table-cell>
              <table:table-cell office:value-type="float" office:value="0.678300717293521">
                <text:p>0.6783007172935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1">
                <text:p>2.51</text:p>
              </table:table-cell>
              <table:table-cell office:value-type="float" office:value="0.574931064573054">
                <text:p>0.5749310645730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2">
                <text:p>2.52</text:p>
              </table:table-cell>
              <table:table-cell office:value-type="float" office:value="0.483489065758288">
                <text:p>0.483489065758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3">
                <text:p>2.53</text:p>
              </table:table-cell>
              <table:table-cell office:value-type="float" office:value="0.403399097105156">
                <text:p>0.403399097105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4">
                <text:p>2.54</text:p>
              </table:table-cell>
              <table:table-cell office:value-type="float" office:value="0.333933946425941">
                <text:p>0.333933946425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5">
                <text:p>2.55</text:p>
              </table:table-cell>
              <table:table-cell office:value-type="float" office:value="0.274260713367519">
                <text:p>0.2742607133675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56">
                <text:p>2.56</text:p>
              </table:table-cell>
              <table:table-cell office:value-type="float" office:value="0.223482754615305">
                <text:p>0.2234827546153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7">
                <text:p>2.57</text:p>
              </table:table-cell>
              <table:table-cell office:value-type="float" office:value="0.180676560084775">
                <text:p>0.180676560084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8">
                <text:p>2.58</text:p>
              </table:table-cell>
              <table:table-cell office:value-type="float" office:value="0.144922892735766">
                <text:p>0.1449228927357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9">
                <text:p>2.59</text:p>
              </table:table-cell>
              <table:table-cell office:value-type="float" office:value="0.115331929584022">
                <text:p>0.115331929584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0.0910624866085856">
                <text:p>0.09106248660858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1">
                <text:p>2.61</text:p>
              </table:table-cell>
              <table:table-cell office:value-type="float" office:value="0.0713356849358132">
                <text:p>0.0713356849358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2">
                <text:p>2.62</text:p>
              </table:table-cell>
              <table:table-cell office:value-type="float" office:value="0.0554436162531318">
                <text:p>0.05544361625313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3">
                <text:p>2.63</text:p>
              </table:table-cell>
              <table:table-cell office:value-type="float" office:value="0.0427536940960775">
                <text:p>0.04275369409607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4">
                <text:p>2.64</text:p>
              </table:table-cell>
              <table:table-cell office:value-type="float" office:value="0.0327094412347091">
                <text:p>0.03270944123470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5">
                <text:p>2.65</text:p>
              </table:table-cell>
              <table:table-cell office:value-type="float" office:value="0.0248284717287224">
                <text:p>0.0248284717287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6">
                <text:p>2.66</text:p>
              </table:table-cell>
              <table:table-cell office:value-type="float" office:value="0.0186983908799202">
                <text:p>0.01869839087992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7">
                <text:p>2.67</text:p>
              </table:table-cell>
              <table:table-cell office:value-type="float" office:value="0.0139712692864622">
                <text:p>0.01397126928646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8">
                <text:p>2.68</text:p>
              </table:table-cell>
              <table:table-cell office:value-type="float" office:value="0.0103572599352965">
                <text:p>0.0103572599352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9">
                <text:p>2.69</text:p>
              </table:table-cell>
              <table:table-cell office:value-type="float" office:value="0.00761782990680305">
                <text:p>0.007617829906803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">
                <text:p>2.7</text:p>
              </table:table-cell>
              <table:table-cell office:value-type="float" office:value="0.00555897921317322">
                <text:p>0.005558979213173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